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508cm" svg:height="9.006cm" svg:x="1.141cm" svg:y="1.13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cm" fo:page-height="11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geht dichdasan</meta:initial-creator>
    <meta:creation-date>2014-04-10T11:14:01.21</meta:creation-date>
    <dc:date>2014-04-10T17:21:07.69</dc:date>
    <dc:creator>Wasgeht dichdasan</dc:creator>
    <meta:editing-duration>PT1H34M34S</meta:editing-duration>
    <meta:editing-cycles>3</meta:editing-cycles>
    <meta:generator>OpenOffice/4.0.1$Win32 OpenOffice.org_project/401m5$Build-971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text-overlap="true" chart:reverse-direction="false" text:line-break="true" chart:label-arrangement="side-by-side" chart:link-data-style-to-source="fals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width="0.05cm" svg:stroke-color="#b3b3b3"/>
    </style:style>
    <style:style style:name="ch8" style:family="chart" style:data-style-name="N11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cm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09cm" svg:height="9.007cm" xlink:href="." xlink:type="simple" chart:class="chart:line" chart:style-name="ch1">
        <chart:plot-area chart:style-name="ch2" chart:data-source-has-labels="both" svg:x="1.388cm" svg:y="0.855cm" svg:width="15.421cm" svg:height="6.964cm">
          <chartooo:coordinate-region svg:x="2.988cm" svg:y="1.067cm" svg:width="13.715cm" svg:height="4.535cm"/>
          <chart:axis chart:dimension="x" chart:name="primary-x" chart:style-name="ch3" chartooo:axis-type="auto">
            <chartooo:date-scale/>
            <chart:title svg:x="7.652cm" svg:y="8cm" chart:style-name="ch4">
              <text:p>Lösungsmethoden</text:p>
            </chart:title>
            <chart:categories table:cell-range-address="local-table.$A$2:.$A$23"/>
          </chart:axis>
          <chart:axis chart:dimension="y" chart:name="primary-y" chart:style-name="ch5">
            <chart:title svg:x="0.451cm" svg:y="6.564cm" chart:style-name="ch6">
              <text:p>Genauigkeit der Klassifikation</text:p>
            </chart:title>
            <chart:grid chart:style-name="ch7" chart:class="major"/>
          </chart:axis>
          <chart:series chart:style-name="ch8" chart:values-cell-range-address="local-table.$B$2:.$B$23" chart:label-cell-address="local-table.$B$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Basic</text:p>
              </table:table-cell>
              <table:table-cell office:value-type="float" office:value="0.2612">
                <text:p>0.2612</text:p>
              </table:table-cell>
            </table:table-row>
            <table:table-row>
              <table:table-cell office:value-type="string">
                <text:p>Full House</text:p>
              </table:table-cell>
              <table:table-cell office:value-type="float" office:value="0.2612">
                <text:p>0.2612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0.3114">
                <text:p>0.3114</text:p>
              </table:table-cell>
            </table:table-row>
            <table:table-row>
              <table:table-cell office:value-type="string">
                <text:p>Hidden Single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0.5508">
                <text:p>0.5508</text:p>
              </table:table-cell>
            </table:table-row>
            <table:table-row>
              <table:table-cell office:value-type="string">
                <text:p>Box - Line Reduction</text:p>
              </table:table-cell>
              <table:table-cell office:value-type="float" office:value="0.5536">
                <text:p>0.5536</text:p>
              </table:table-cell>
            </table:table-row>
            <table:table-row>
              <table:table-cell office:value-type="string">
                <text:p>Naked Subset</text:p>
              </table:table-cell>
              <table:table-cell office:value-type="float" office:value="0.6702">
                <text:p>0.6702</text:p>
              </table:table-cell>
            </table:table-row>
            <table:table-row>
              <table:table-cell office:value-type="string">
                <text:p>Hidden Subset</text:p>
              </table:table-cell>
              <table:table-cell office:value-type="float" office:value="0.6798">
                <text:p>0.6798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0.6934">
                <text:p>0.6934</text:p>
              </table:table-cell>
            </table:table-row>
            <table:table-row>
              <table:table-cell office:value-type="string">
                <text:p>2-String-Kite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0.6914">
                <text:p>0.6914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0.6902">
                <text:p>0.6902</text:p>
              </table:table-cell>
            </table:table-row>
            <table:table-row>
              <table:table-cell office:value-type="string">
                <text:p>XY-Wing</text:p>
              </table:table-cell>
              <table:table-cell office:value-type="float" office:value="0.7524">
                <text:p>0.7524</text:p>
              </table:table-cell>
            </table:table-row>
            <table:table-row>
              <table:table-cell office:value-type="string">
                <text:p>XYZ-Wing</text:p>
              </table:table-cell>
              <table:table-cell office:value-type="float" office:value="0.7638">
                <text:p>0.7638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0.7792">
                <text:p>0.7792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0.7908">
                <text:p>0.7908</text:p>
              </table:table-cell>
            </table:table-row>
            <table:table-row>
              <table:table-cell office:value-type="string">
                <text:p>ALS XY Wing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ALS Chain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0.798">
                <text:p>0.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